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797cm" table:align="left"/>
    </style:style>
    <style:style style:name="Table1.A" style:family="table-column">
      <style:table-column-properties style:column-width="1.79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907cm" table:align="left"/>
    </style:style>
    <style:style style:name="Table2.A" style:family="table-column">
      <style:table-column-properties style:column-width="0.90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0eb80c" officeooo:paragraph-rsid="000eb80c"/>
    </style:style>
    <style:style style:name="T1" style:family="text">
      <style:text-properties officeooo:rsid="000eb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b shell pm list packages:To list all the installed packages on an Android device,</text:p>
      <text:p text:style-name="P2">OR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gistfile1-txt-LC7"/>adb shell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su</text:p>
          </table:table-cell>
        </table:table-row>
      </table:table>
      <text:p text:style-name="Text_20_body"><text:span text:style-name="T1">p</text:span>m list packages</text:p>
      <text:p text:style-name="P1">adb shell pm list packages -s:<text:span text:style-name="T1">T</text:span>o list only the system packages, use the “<text:span text:style-name="Source_20_Text">-s</text:span>” option.</text:p>
      <text:p text:style-name="P1">adb shell pm list packages -3:To list only 3rd party (or non-system) packages, use the “<text:span text:style-name="Source_20_Text">-3</text:span>” option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21:25.260777388</meta:creation-date>
    <dc:date>2018-01-08T18:41:02.815654708</dc:date>
    <meta:editing-duration>PT3H9M26S</meta:editing-duration>
    <meta:editing-cycles>1</meta:editing-cycles>
    <meta:document-statistic meta:table-count="2" meta:image-count="0" meta:object-count="0" meta:page-count="1" meta:paragraph-count="7" meta:word-count="53" meta:character-count="295" meta:non-whitespace-character-count="249"/>
    <meta:generator>LibreOffice/5.1.6.2$Linux_X86_64 LibreOffice_project/10m0$Build-2</meta:generator>
  </office:meta>
</office:document-meta>
</file>